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margin-top="0cm" fo:margin-bottom="0.661cm" style:contextual-spacing="false" fo:line-height="120%" fo:orphans="2" fo:widows="2" fo:text-indent="0cm" style:auto-text-indent="false"/>
      <style:text-properties fo:font-variant="normal" fo:text-transform="none" fo:color="#252525" loext:opacity="100%" style:font-name="Inter" fo:font-size="33.75pt" fo:letter-spacing="normal" fo:font-style="normal" fo:font-weight="normal"/>
    </style:style>
    <style:style style:name="P2" style:family="paragraph" style:parent-style-name="Text_20_body">
      <style:paragraph-properties fo:margin-left="0cm" fo:margin-right="0cm" fo:margin-top="0cm" fo:margin-bottom="0.661cm" style:contextual-spacing="false" fo:line-height="120%" fo:orphans="2" fo:widows="2" fo:text-indent="0cm" style:auto-text-indent="false"/>
      <style:text-properties fo:font-variant="normal" fo:text-transform="none" fo:color="#252525" loext:opacity="100%" style:font-name="Inter" fo:font-size="33.75pt" fo:letter-spacing="normal" fo:font-style="normal" fo:font-weight="normal"/>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3">
      <style:text-properties officeooo:paragraph-rsid="000b688e"/>
    </style:style>
    <style:style style:name="P7" style:family="paragraph" style:parent-style-name="Text_20_body" style:list-style-name="L3">
      <style:text-properties style:text-underline-style="none" officeooo:paragraph-rsid="000b688e"/>
    </style:style>
    <style:style style:name="P8" style:family="paragraph" style:parent-style-name="Text_20_body" style:list-style-name="L3">
      <style:text-properties fo:color="#355269" loext:opacity="100%" fo:font-size="16pt" style:text-underline-style="none" fo:font-weight="bold" officeooo:rsid="000b688e" officeooo:paragraph-rsid="000b688e" style:font-size-asian="16pt" style:font-weight-asian="bold" style:font-size-complex="16pt" style:font-weight-complex="bold"/>
    </style:style>
    <style:style style:name="T1" style:family="text">
      <style:text-properties officeooo:rsid="000b688e"/>
    </style:style>
    <style:style style:name="T2" style:family="text">
      <style:text-properties fo:font-weight="bold" style:font-weight-asian="bold" style:font-weight-complex="bold"/>
    </style:style>
    <style:style style:name="T3" style:family="text">
      <style:text-properties fo:color="#5983b0" loext:opacity="100%" fo:font-weight="bold" style:font-weight-asian="bold" style:font-weight-complex="bold"/>
    </style:style>
    <style:style style:name="T4" style:family="text">
      <style:text-properties fo:color="#3465a4" loext:opacity="100%"/>
    </style:style>
    <style:style style:name="T5" style:family="text">
      <style:text-properties fo:color="#3465a4" loext:opacity="100%" fo:font-weight="bold" style:font-weight-asian="bold" style:font-weight-complex="bold"/>
    </style:style>
    <style:style style:name="T6" style:family="text">
      <style:text-properties fo:color="#3465a4" loext:opacity="100%" fo:font-size="15pt" fo:font-weight="bold" style:font-size-asian="15pt" style:font-weight-asian="bold" style:font-size-complex="15pt" style:font-weight-complex="bold"/>
    </style:style>
    <style:style style:name="T7" style:family="text">
      <style:text-properties fo:color="#3465a4" loext:opacity="100%" fo:font-size="15pt" style:font-size-asian="15pt" style:font-size-complex="15pt"/>
    </style:style>
    <style:style style:name="T8" style:family="text">
      <style:text-properties fo:color="#3465a4" loext:opacity="100%" fo:font-size="16pt" fo:font-weight="bold" style:font-size-asian="16pt" style:font-weight-asian="bold" style:font-size-complex="16pt" style:font-weight-complex="bold"/>
    </style:style>
    <style:style style:name="T9" style:family="text">
      <style:text-properties fo:font-size="15pt" style:font-size-asian="15pt" style:font-size-complex="15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Search engines</text:span></text:h>
      <text:p text:style-name="Text_20_body">A search engine is a website that allows you to search for information on the internet. The most popular search engines are Google, Yahoo, <text:span text:style-name="T1">and Bing</text:span></text:p>
      <text:h text:style-name="Heading_20_2" text:outline-level="2"><text:span text:style-name="Strong_20_Emphasis">How it work !!</text:span></text:h>
      <text:p text:style-name="Text_20_body">Search engines work by crawling the web and indexing pages for users to search. They use a variety of methods, including:</text:p>
      <text:list xml:id="list947485641" text:style-name="L1">
        <text:list-item>
          <text:p text:style-name="P3">Crawling the web to find and index new pages</text:p>
        </text:list-item>
        <text:list-item>
          <text:p text:style-name="P3">Indexing existing pages, which involves finding the words on a page and adding the information to an index</text:p>
        </text:list-item>
      </text:list>
      <text:p text:style-name="Text_20_body">Using a technique called link analysis to find out how relevant a page is to the search query, based on how many other websites link to it. They also use a method called “deep learning” that allows them to understand the meaning of text and images on a webpage.</text:p>
      <text:h text:style-name="Heading_20_2" text:outline-level="2"><text:span text:style-name="Strong_20_Emphasis">What’s SEO?</text:span></text:h>
      <text:list xml:id="list90017443" text:style-name="L2">
        <text:list-item>
          <text:p text:style-name="P4">SEO stands for search engine optimization. It’s a process that helps your website rank higher in search engines like Google, Bing and Yahoo. This is done by ensuring that your site meets their guidelines and standards for ranking high in search results.</text:p>
        </text:list-item>
      </text:list>
      <text:h text:style-name="Heading_20_2" text:outline-level="2"><text:span text:style-name="Strong_20_Emphasis">Essential Steps </text:span><text:span text:style-name="Strong_20_Emphasis"><text:span text:style-name="T1">Optimize your</text:span></text:span><text:span text:style-name="Strong_20_Emphasis"> SEO</text:span></text:h>
      <text:list xml:id="list65494092" text:style-name="L3">
        <text:list-item>
          <text:p text:style-name="P5">Choose a <text:span text:style-name="T6">domain name</text:span> based on your business, product or service.</text:p>
        </text:list-item>
        <text:list-item>
          <text:p text:style-name="P5">Create a website that is relevant to your audience and offers something of value.</text:p>
        </text:list-item>
        <text:list-item>
          <text:p text:style-name="P7">Create a <text:span text:style-name="T8">Sitemap</text:span> that is easy to use, has a clear hierarchy and links to all of your pages. </text:p>
        </text:list-item>
        <text:list-item>
          <text:p text:style-name="P6">Host your website on a server that will allow you to have complete control over the site’s content and design. -Make sure your site uses valid HTML code so search engines can easily read it.</text:p>
        </text:list-item>
        <text:list-item>
          <text:p text:style-name="P5"><text:span text:style-name="T6">Meta tags</text:span> for social media posts.</text:p>
        </text:list-item>
        <text:list-item>
          <text:p text:style-name="P5">Use social media platforms to promote your website and connect with potential customers. </text:p>
        </text:list-item>
        <text:list-item>
          <text:p text:style-name="P5">Link to other websites that are similar in nature or complementary to yours.</text:p>
        </text:list-item>
        <text:list-item>
          <text:p text:style-name="P8">Only Dashes in the URLs</text:p>
        </text:list-item>
      </text:list>
      <text:p text:style-name="P2"><text:soft-page-break/></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4T13:53:20.361399538</meta:creation-date>
    <dc:date>2023-11-24T14:00:31.327561818</dc:date>
    <meta:editing-duration>PT7M11S</meta:editing-duration>
    <meta:editing-cycles>1</meta:editing-cycles>
    <meta:document-statistic meta:table-count="0" meta:image-count="0" meta:object-count="0" meta:page-count="2" meta:paragraph-count="18" meta:word-count="305" meta:character-count="1663" meta:non-whitespace-character-count="1385"/>
    <meta:generator>LibreOffice/7.3.7.2$Linux_X86_64 LibreOffice_project/30$Build-2</meta:generator>
  </office:meta>
</office:document-meta>
</file>